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04B06316737AB52C426.png" manifest:media-type="image/png"/>
  <manifest:file-entry manifest:full-path="Pictures/10000000000007D00000011D85DAAF997B9CFCAD.jpg" manifest:media-type="image/jpeg"/>
  <manifest:file-entry manifest:full-path="Pictures/10000000000004C6000000B83AB9D6FF2FF250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Ubuntu" svg:font-family="Ubuntu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3cm" fo:padding-bottom="0.133cm" fo:padding-left="0.266cm" fo:padding-right="0.266cm" fo:wrap-option="no-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3399" draw:stroke-linejoin="miter" draw:fill="none" draw:fill-color="#99ccff" draw:textarea-horizontal-align="justify" draw:textarea-vertical-align="top" draw:auto-grow-height="false" fo:min-height="13.922cm" fo:min-width="21.936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" style:family="presentation" style:parent-style-name="Standard-notes">
      <style:graphic-properties draw:stroke="solid" svg:stroke-width="0.026cm" svg:stroke-color="#000000" draw:stroke-linejoin="miter" draw:fill="solid" draw:fill-color="#ffffff" draw:auto-grow-height="true" fo:min-height="12.252cm" fo:padding-top="0.013cm" fo:padding-bottom="0.013cm" fo:padding-left="0.013cm" fo:padding-right="0.013cm" draw:shadow="hidden"/>
      <style:paragraph-properties style:writing-mode="lr-tb"/>
    </style:style>
    <style:style style:name="pr2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5.1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252cm"/>
      <style:paragraph-properties style:writing-mode="lr-tb"/>
    </style:style>
    <style:style style:name="pr4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5.24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5.61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6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4.80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7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6.48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1" style:family="paragraph">
      <style:paragraph-properties fo:margin-left="1.327cm" fo:margin-right="0cm" fo:margin-top="0.176cm" fo:margin-bottom="0cm" fo:line-height="100%" fo:text-indent="-1.327cm" style:writing-mode="lr-tb"/>
      <style:text-properties fo:font-size="24pt"/>
    </style:style>
    <style:style style:name="P2" style:family="paragraph">
      <loext:graphic-properties draw:fill="none" draw:fill-color="#00cc99"/>
      <style:paragraph-properties fo:margin-left="1.327cm" fo:margin-right="0cm" fo:margin-top="0.176cm" fo:margin-bottom="0cm" fo:line-height="100%" fo:text-indent="-1.327cm" style:writing-mode="lr-tb"/>
      <style:text-properties fo:font-size="24pt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fo:font-size="24pt"/>
    </style:style>
    <style:style style:name="P5" style:family="paragraph">
      <style:paragraph-properties fo:margin-left="0cm" fo:margin-right="0cm" fo:margin-top="0cm" fo:margin-bottom="1cm" fo:text-align="center" fo:text-indent="0cm" style:writing-mode="lr-tb"/>
      <style:text-properties fo:font-size="24pt"/>
    </style:style>
    <style:style style:name="P6" style:family="paragraph">
      <style:paragraph-properties fo:margin-left="0cm" fo:margin-right="0cm" fo:margin-top="1.1cm" fo:margin-bottom="0cm" fo:text-align="center" fo:text-indent="0cm" style:writing-mode="lr-tb"/>
      <style:text-properties fo:font-size="24pt"/>
    </style:style>
    <style:style style:name="P7" style:family="paragraph">
      <style:paragraph-properties fo:margin-left="0cm" fo:margin-right="0cm" fo:margin-top="0.9cm" fo:margin-bottom="0cm" fo:text-align="center" fo:text-indent="0cm" style:writing-mode="lr-tb"/>
      <style:text-properties fo:font-size="24pt"/>
    </style:style>
    <style:style style:name="P8" style:family="paragraph">
      <style:paragraph-properties fo:margin-left="0cm" fo:margin-right="0cm" fo:line-height="160%" fo:text-align="center" fo:text-indent="0cm" style:writing-mode="lr-tb"/>
      <style:text-properties fo:font-size="24pt"/>
    </style:style>
    <style:style style:name="P9" style:family="paragraph">
      <loext:graphic-properties draw:fill="none" draw:fill-color="#99ccff"/>
      <style:paragraph-properties fo:margin-left="0cm" fo:margin-right="0cm" fo:text-align="center" fo:text-indent="0cm" style:writing-mode="lr-tb"/>
      <style:text-properties fo:font-size="24pt"/>
    </style:style>
    <style:style style:name="P10" style:family="paragraph">
      <loext:graphic-properties draw:fill="solid" draw:fill-color="#ffffff"/>
      <style:paragraph-properties fo:margin-left="0cm" fo:margin-right="0cm" fo:text-indent="0cm" style:writing-mode="lr-tb"/>
      <style:text-properties fo:font-size="12pt"/>
    </style:style>
    <style:style style:name="P11" style:family="paragraph">
      <style:paragraph-properties fo:margin-left="0cm" fo:margin-right="0cm" fo:margin-top="0cm" fo:margin-bottom="0.6cm" fo:text-align="center" fo:text-indent="0cm"/>
    </style:style>
    <style:style style:name="P12" style:family="paragraph">
      <style:paragraph-properties fo:margin-left="0cm" fo:margin-right="0cm" fo:margin-top="0cm" fo:margin-bottom="0.2cm" fo:text-align="start" fo:text-indent="0cm"/>
    </style:style>
    <style:style style:name="P13" style:family="paragraph">
      <style:paragraph-properties fo:margin-top="0cm" fo:margin-bottom="0.2cm"/>
    </style:style>
    <style:style style:name="P14" style:family="paragraph">
      <loext:graphic-properties draw:fill="none" draw:fill-color="#00cc99"/>
      <style:paragraph-properties fo:margin-left="0cm" fo:margin-right="0cm" fo:margin-top="0cm" fo:margin-bottom="0.3cm" fo:text-align="center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16" style:family="paragraph">
      <loext:graphic-properties draw:fill="none" draw:fill-color="#00cc99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style:writing-mode="lr-tb"/>
      <style:text-properties fo:font-size="12pt"/>
    </style:style>
    <style:style style:name="P18" style:family="paragraph">
      <style:paragraph-properties fo:margin-left="1.5cm" fo:margin-right="1cm" fo:text-align="justify" fo:text-indent="0cm"/>
    </style:style>
    <style:style style:name="P19" style:family="paragraph">
      <style:paragraph-properties fo:margin-left="0cm" fo:margin-right="0cm" fo:text-align="center" fo:text-indent="0cm" style:writing-mode="lr-tb"/>
      <style:text-properties fo:font-size="20pt" style:font-size-asian="20pt" style:font-size-complex="20pt"/>
    </style:style>
    <style:style style:name="P20" style:family="paragraph">
      <style:paragraph-properties fo:margin-left="0cm" fo:margin-right="0cm" fo:line-height="100%" fo:text-align="start" fo:text-indent="0cm"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cm" fo:margin-bottom="0.6cm" fo:text-align="center" fo:text-indent="0cm" style:writing-mode="lr-tb"/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cm" fo:margin-bottom="0.2cm" fo:line-height="100%" fo:text-align="start" fo:text-indent="0cm" style:writing-mode="lr-tb"/>
      <style:text-properties fo:font-size="20pt" style:font-size-asian="20pt" style:font-size-complex="20pt"/>
    </style:style>
    <style:style style:name="P24" style:family="paragraph">
      <loext:graphic-properties draw:fill="none" draw:fill-color="#00cc99"/>
      <style:paragraph-properties fo:margin-left="0cm" fo:margin-right="0cm" fo:margin-top="0cm" fo:margin-bottom="0.6cm" fo:text-align="center" fo:text-indent="0cm" style:writing-mode="lr-tb"/>
      <style:text-properties fo:font-size="20pt" style:font-size-asian="20pt" style:font-size-complex="20pt"/>
    </style:style>
    <style:style style:name="T1" style:family="text">
      <style:text-properties fo:color="#003399" style:font-name="Arial" fo:font-size="20pt" style:font-size-asian="20pt" style:font-size-complex="20pt"/>
    </style:style>
    <style:style style:name="T2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3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4" style:family="text">
      <style:text-properties fo:font-size="32pt" fo:language="de" fo:country="DE" fo:font-weight="bold" style:font-size-asian="32pt" style:font-weight-asian="bold" style:font-size-complex="32pt" style:font-weight-complex="bold"/>
    </style:style>
    <style:style style:name="T5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6" style:family="text">
      <style:text-properties fo:font-size="20pt" fo:language="de" fo:country="DE" style:font-size-asian="20pt" style:font-size-complex="20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24pt" fo:language="de" fo:country="DE" fo:font-weight="bold" style:font-size-asian="24pt" style:font-weight-asian="bold" style:font-size-complex="24pt" style:font-weight-complex="bold"/>
    </style:style>
    <style:style style:name="T15" style:family="text">
      <style:text-properties fo:font-size="16pt" fo:language="de" fo:country="DE" style:font-size-asian="16pt" style:font-size-complex="16pt"/>
    </style:style>
    <style:style style:name="T1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17" style:family="text">
      <style:text-properties fo:font-size="18pt" fo:language="de" fo:country="DE" fo:font-weight="bold" style:font-size-asian="18pt" style:font-weight-asian="bold" style:font-size-complex="18pt" style:font-weight-complex="bold"/>
    </style:style>
    <style:style style:name="T18" style:family="text">
      <style:text-properties fo:font-size="18pt" fo:language="de" fo:country="DE" style:font-size-asian="18pt" style:font-size-complex="18pt"/>
    </style:style>
    <style:style style:name="T19" style:family="text">
      <style:text-properties fo:font-size="18pt" fo:language="de" fo:country="DE" fo:font-style="italic" style:font-size-asian="18pt" style:font-style-asian="italic" style:font-size-complex="18pt" style:font-style-complex="italic"/>
    </style:style>
    <style:style style:name="T20" style:family="text">
      <style:text-properties fo:font-size="18pt" fo:language="de" fo:country="DE" fo:font-weight="normal" style:font-size-asian="18pt" style:font-weight-asian="normal" style:font-size-complex="18pt" style:font-weight-complex="normal"/>
    </style:style>
    <style:style style:name="T21" style:family="text">
      <style:text-properties fo:font-size="18pt" fo:language="de" fo:country="DE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23" style:family="text">
      <style:text-properties fo:font-size="20pt" fo:language="de" fo:country="DE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size="18pt" fo:language="de" fo:country="DE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size="20pt" fo:language="de" fo:country="DE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size="16pt" fo:language="de" fo:country="DE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•">
        <style:list-level-properties/>
        <style:text-properties style:font-name="Verdana2" fo:color="#000000" fo:font-size="100%"/>
      </text:list-level-style-bullet>
      <text:list-level-style-bullet text:level="2" text:bullet-char="•">
        <style:list-level-properties text:space-before="1.27cm"/>
        <style:text-properties style:font-name="Verdana2" fo:color="#000000" fo:font-size="100%"/>
      </text:list-level-style-bullet>
      <text:list-level-style-bullet text:level="3" text:bullet-char="•">
        <style:list-level-properties text:space-before="2.54cm"/>
        <style:text-properties style:font-name="Verdana2" fo:color="#000000" fo:font-size="100%"/>
      </text:list-level-style-bullet>
      <text:list-level-style-bullet text:level="4" text:bullet-char="•">
        <style:list-level-properties text:space-before="3.81cm"/>
        <style:text-properties style:font-name="Verdana2" fo:color="#000000" fo:font-size="100%"/>
      </text:list-level-style-bullet>
      <text:list-level-style-bullet text:level="5" text:bullet-char="•">
        <style:list-level-properties text:space-before="5.08cm"/>
        <style:text-properties style:font-name="Verdana2" fo:color="#000000" fo:font-size="100%"/>
      </text:list-level-style-bullet>
      <text:list-level-style-bullet text:level="6" text:bullet-char="•">
        <style:list-level-properties text:space-before="5.08cm"/>
        <style:text-properties style:font-name="Verdana2" fo:color="#000000" fo:font-size="100%"/>
      </text:list-level-style-bullet>
      <text:list-level-style-bullet text:level="7" text:bullet-char="•">
        <style:list-level-properties text:space-before="5.08cm"/>
        <style:text-properties style:font-name="Verdana2" fo:color="#000000" fo:font-size="100%"/>
      </text:list-level-style-bullet>
      <text:list-level-style-bullet text:level="8" text:bullet-char="•">
        <style:list-level-properties text:space-before="5.08cm"/>
        <style:text-properties style:font-name="Verdana2" fo:color="#000000" fo:font-size="100%"/>
      </text:list-level-style-bullet>
      <text:list-level-style-bullet text:level="9" text:bullet-char="•">
        <style:list-level-properties text:space-before="5.08cm"/>
        <style:text-properties style:font-name="Verdana2" fo:color="#000000" fo:font-size="100%"/>
      </text:list-level-style-bullet>
      <text:list-level-style-bullet text:level="10" text:bullet-char="•">
        <style:list-level-properties text:space-before="5.08cm"/>
        <style:text-properties style:font-name="Verdana2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Verdana2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°">
        <style:list-level-properties text:space-before="2.54cm" text:min-label-width="0.635cm"/>
        <style:text-properties style:font-name="Verdana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2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8cm"/>
        <style:text-properties style:font-name="Verdana2" fo:color="#000000" fo:font-size="100%"/>
      </text:list-level-style-bullet>
      <text:list-level-style-bullet text:level="2" text:bullet-char="•">
        <style:list-level-properties text:min-label-width="0.8cm"/>
        <style:text-properties style:font-name="Verdana2" fo:color="#000000" fo:font-size="100%"/>
      </text:list-level-style-bullet>
      <text:list-level-style-bullet text:level="3" text:bullet-char="•">
        <style:list-level-properties text:min-label-width="0.8cm"/>
        <style:text-properties style:font-name="Verdana2" fo:color="#000000" fo:font-size="100%"/>
      </text:list-level-style-bullet>
      <text:list-level-style-bullet text:level="4" text:bullet-char="•">
        <style:list-level-properties text:min-label-width="0.8cm"/>
        <style:text-properties style:font-name="Verdana2" fo:color="#000000" fo:font-size="100%"/>
      </text:list-level-style-bullet>
      <text:list-level-style-bullet text:level="5" text:bullet-char="•">
        <style:list-level-properties text:min-label-width="0.8cm"/>
        <style:text-properties style:font-name="Verdana2" fo:color="#000000" fo:font-size="100%"/>
      </text:list-level-style-bullet>
      <text:list-level-style-bullet text:level="6" text:bullet-char="•">
        <style:list-level-properties text:min-label-width="0.8cm"/>
        <style:text-properties style:font-name="Verdana2" fo:color="#000000" fo:font-size="100%"/>
      </text:list-level-style-bullet>
      <text:list-level-style-bullet text:level="7" text:bullet-char="•">
        <style:list-level-properties text:min-label-width="0.8cm"/>
        <style:text-properties style:font-name="Verdana2" fo:color="#000000" fo:font-size="100%"/>
      </text:list-level-style-bullet>
      <text:list-level-style-bullet text:level="8" text:bullet-char="•">
        <style:list-level-properties text:min-label-width="0.8cm"/>
        <style:text-properties style:font-name="Verdana2" fo:color="#000000" fo:font-size="100%"/>
      </text:list-level-style-bullet>
      <text:list-level-style-bullet text:level="9" text:bullet-char="•">
        <style:list-level-properties text:min-label-width="0.8cm"/>
        <style:text-properties style:font-name="Verdana2" fo:color="#000000" fo:font-size="100%"/>
      </text:list-level-style-bullet>
      <text:list-level-style-bullet text:level="10" text:bullet-char="•">
        <style:list-level-properties text:min-label-width="0.8cm"/>
        <style:text-properties style:font-name="Verdana2" fo:color="#000000" fo:font-size="100%"/>
      </text:list-level-style-bullet>
    </text:list-style>
    <text:list-style style:name="L4">
      <text:list-level-style-bullet text:level="1" text:bullet-char="•">
        <style:list-level-properties text:min-label-width="0.8cm"/>
        <style:text-properties style:font-name="Verdana2" fo:color="#000000" fo:font-size="100%"/>
      </text:list-level-style-bullet>
      <text:list-level-style-bullet text:level="2" text:bullet-char="•">
        <style:list-level-properties text:space-before="0.8cm" text:min-label-width="0.8cm"/>
        <style:text-properties style:font-name="Verdana2" fo:color="#000000" fo:font-size="100%"/>
      </text:list-level-style-bullet>
      <text:list-level-style-bullet text:level="3" text:bullet-char="•">
        <style:list-level-properties text:space-before="1.6cm" text:min-label-width="0.8cm"/>
        <style:text-properties style:font-name="Verdana2" fo:color="#000000" fo:font-size="100%"/>
      </text:list-level-style-bullet>
      <text:list-level-style-bullet text:level="4" text:bullet-char="•">
        <style:list-level-properties text:space-before="2.4cm" text:min-label-width="0.8cm"/>
        <style:text-properties style:font-name="Verdana2" fo:color="#000000" fo:font-size="100%"/>
      </text:list-level-style-bullet>
      <text:list-level-style-bullet text:level="5" text:bullet-char="•">
        <style:list-level-properties text:space-before="3.2cm" text:min-label-width="0.8cm"/>
        <style:text-properties style:font-name="Verdana2" fo:color="#000000" fo:font-size="100%"/>
      </text:list-level-style-bullet>
      <text:list-level-style-bullet text:level="6" text:bullet-char="•">
        <style:list-level-properties text:space-before="4cm" text:min-label-width="0.8cm"/>
        <style:text-properties style:font-name="Verdana2" fo:color="#000000" fo:font-size="100%"/>
      </text:list-level-style-bullet>
      <text:list-level-style-bullet text:level="7" text:bullet-char="•">
        <style:list-level-properties text:space-before="4.8cm" text:min-label-width="0.8cm"/>
        <style:text-properties style:font-name="Verdana2" fo:color="#000000" fo:font-size="100%"/>
      </text:list-level-style-bullet>
      <text:list-level-style-bullet text:level="8" text:bullet-char="•">
        <style:list-level-properties text:space-before="5.6cm" text:min-label-width="0.8cm"/>
        <style:text-properties style:font-name="Verdana2" fo:color="#000000" fo:font-size="100%"/>
      </text:list-level-style-bullet>
      <text:list-level-style-bullet text:level="9" text:bullet-char="•">
        <style:list-level-properties text:space-before="6.4cm" text:min-label-width="0.8cm"/>
        <style:text-properties style:font-name="Verdana2" fo:color="#000000" fo:font-size="100%"/>
      </text:list-level-style-bullet>
      <text:list-level-style-bullet text:level="10" text:bullet-char="•">
        <style:list-level-properties text:space-before="7.2cm" text:min-label-width="0.8cm"/>
        <style:text-properties style:font-name="Verdana2" fo:color="#000000" fo:font-size="100%"/>
      </text:list-level-style-bullet>
    </text:list-style>
    <text:list-style style:name="L5">
      <text:list-level-style-bullet text:level="1" text:bullet-char="•">
        <style:list-level-properties text:min-label-width="1.353cm"/>
        <style:text-properties style:font-name="Verdana2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°">
        <style:list-level-properties text:space-before="2.54cm" text:min-label-width="0.635cm"/>
        <style:text-properties style:font-name="Verdana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2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ystemmodellierung und Semantic Web – WS 20/21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custom-shape draw:style-name="gr1" draw:text-style-name="P2" draw:layer="layout" svg:width="3.577cm" svg:height="1.114cm" svg:x="-0.06cm" svg:y="2.919cm">
          <text:p text:style-name="P1"><text:span text:style-name="T1"><text:s text:c="2"/>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445cm" svg:height="0.763cm" svg:x="1.482cm" svg:y="4.86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22.436cm" svg:height="14.182cm" svg:x="1.482cm" svg:y="3.175cm">
          <text:p text:style-name="P4"><text:span text:style-name="T2"/></text:p>
          <text:p text:style-name="P5"><text:span text:style-name="T3">Modellierung nachhaltiger Systeme und Semantic Web</text:span></text:p>
          <text:p text:style-name="P4"><text:span text:style-name="T4">Information und Sprache</text:span></text:p>
          <text:p text:style-name="P6"><text:span text:style-name="T5">Vorlesung im Modul 10-202-2330 im Master </text:span><text:span text:style-name="T5"><text:line-break/></text:span><text:span text:style-name="T5">und Lehramt Informatik sowie </text:span><text:span text:style-name="T5"><text:line-break/></text:span><text:span text:style-name="T5">im Modul 10-202-2309 im Master Informatik</text:span></text:p>
          <text:p text:style-name="P7"><text:span text:style-name="T6">Prof. Dr. Hans-Gert Gräbe</text:span></text:p>
          <text:p text:style-name="P8"><text:span text:style-name="T6">http://informatik.uni-leipzig.de/~graeb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617cm" svg:height="10.213cm" svg:x="2.452cm" svg:y="2.042cm" draw:page-number="1"/>
          <draw:frame presentation:style-name="pr1" draw:text-style-name="P10" draw:layer="layout" svg:width="13.591cm" svg:height="12.278cm" svg:x="2.464cm" svg:y="12.934cm" presentation:class="notes" presentation:placeholder="true">
            <draw:text-box/>
          </draw:frame>
        </presentation:notes>
      </draw:page>
      <draw:page draw:name="page2" draw:style-name="dp2" draw:master-page-name="Standard" presentation:presentation-page-layout-name="AL2T1" presentation:use-footer-name="ftr1">
        <office:forms form:automatic-focus="false" form:apply-design-mode="false"/>
        <draw:frame presentation:style-name="pr2" draw:text-style-name="P14" draw:layer="layout" svg:width="24cm" svg:height="15.432cm" svg:x="0.8cm" svg:y="2.8cm" presentation:class="outline" presentation:user-transformed="true">
          <draw:text-box>
            <text:p text:style-name="P11"><text:span text:style-name="T7">Storytelling und Handeln</text:span></text:p>
            <text:p text:style-name="P12"><text:span text:style-name="T8">Bisherige Diskussion:</text:span></text:p>
            <text:list text:style-name="L2">
              <text:list-item>
                <text:p text:style-name="P12"><text:span text:style-name="T8">Unser Handeln ist sehr eng damit verbunden, dass wir uns </text:span><text:span text:style-name="T8">parallel dauernd Geschichten erzählen.</text:span></text:p>
                <text:list>
                  <text:list-item>
                    <text:p text:style-name="P13"><text:span text:style-name="T8">Mit diesen Geschichten transzendieren wir </text:span><text:span text:style-name="T9">die eigene </text:span><text:span text:style-name="T9">Erfahrungswelt</text:span><text:span text:style-name="T8">, die nur einen kleinen Ausschnitt DER WELT </text:span><text:span text:style-name="T8">erfassen kann, und dies auch nur selektiv.</text:span></text:p>
                  </text:list-item>
                  <text:list-item>
                    <text:p text:style-name="P13"><text:span text:style-name="T8">Storytelling ist die Form, in der wir uns die Erfahrungs-</text:span><text:span text:style-name="T8">welten anderer Menschen zugänglich machen.</text:span></text:p>
                  </text:list-item>
                </text:list>
              </text:list-item>
              <text:list-item>
                <text:p text:style-name="P13"><text:span text:style-name="T9">Lokal</text:span><text:span text:style-name="T8"> entsteht dabei zunächst ein Bild wie im Theater: Bühne </text:span><text:span text:style-name="T8">(eigene Erfahrungen) und Kulisse (strukturierte Verarbeitung </text:span><text:span text:style-name="T8">des Storytellings) als Einheit.</text:span></text:p>
                <text:list>
                  <text:list-item>
                    <text:p text:style-name="P13"><text:span text:style-name="T8">Privates Handeln – auf der Bühne, vor dieser Kulisse.</text:span></text:p>
                  </text:list-item>
                </text:list>
              </text:list-item>
              <text:list-item>
                <text:p><text:span text:style-name="T8">Kooperatives Handeln?</text:span></text:p>
                <text:list>
                  <text:list-item>
                    <text:p><text:span text:style-name="T8">Notwendigkeit eines intersubjektiven Menschenbilds</text:span></text:p>
                  </text:list-item>
                </text:list>
              </text:list-item>
            </text:list>
          </draw:text-box>
        </draw:frame>
        <draw:custom-shape draw:style-name="gr4" draw:text-style-name="P16" draw:layer="layout" svg:width="9.515cm" svg:height="1.277cm" svg:x="0.527cm" svg:y="0.088cm">
          <text:p text:style-name="P15"><text:span text:style-name="T10">Technik und Kultur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2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3" draw:style-name="dp2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4cm" svg:height="15.507cm" svg:x="0.8cm" svg:y="2.8cm" presentation:class="outline" presentation:user-transformed="true">
          <draw:text-box>
            <text:p text:style-name="P11"><text:span text:style-name="T7">Storytelling und Handeln</text:span></text:p>
            <text:list text:style-name="L2">
              <text:list-item>
                <text:p text:style-name="P12"><text:span text:style-name="T8">Kooperatives Handeln:</text:span></text:p>
                <text:list>
                  <text:list-item>
                    <text:p><text:span text:style-name="T11">Ist nur auf </text:span><text:span text:style-name="T12">gemeinsamer</text:span><text:span text:style-name="T11"> Bühne, vor </text:span><text:span text:style-name="T12">gemeinsamer</text:span><text:span text:style-name="T11"> Kulisse möglich. </text:span><text:span text:style-name="T11">Beides muss zunächst geschaffen werden.</text:span></text:p>
                  </text:list-item>
                  <text:list-item>
                    <text:p><text:span text:style-name="T11">Kooperativem </text:span><text:span text:style-name="T12">Handeln</text:span><text:span text:style-name="T11"> geht also Storytelling voraus. </text:span></text:p>
                  </text:list-item>
                </text:list>
              </text:list-item>
              <text:list-item>
                <text:p><text:span text:style-name="T8">Andererseits ist Sprechen selbst Handeln.</text:span></text:p>
                <text:list>
                  <text:list-item>
                    <text:p><text:span text:style-name="T11">Sprechakte können Aufforderungssätze, Protokollsätze, </text:span><text:span text:style-name="T11">Wertungssätze usw. sein.</text:span></text:p>
                  </text:list-item>
                  <text:list-item>
                    <text:p><text:span text:style-name="T11">Storytelling ist überhaupt erst in einem kooperativen Kontext </text:span><text:span text:style-name="T11">möglich. Also geht auch Handeln dem Storytelling voraus.</text:span></text:p>
                  </text:list-item>
                  <text:list-item>
                    <text:p><text:span text:style-name="T11">Hermeneutischer Zirkel. </text:span></text:p>
                  </text:list-item>
                </text:list>
              </text:list-item>
              <text:list-item>
                <text:p><text:span text:style-name="T8">Der (kooperativen) Veränderung der Welt geht das Sprechen </text:span><text:span text:style-name="T8">über diese Veränderungen (die Vorstellung von der </text:span><text:span text:style-name="T8">Veränderung) voraus.</text:span></text:p>
                <text:list>
                  <text:list-item>
                    <text:p><text:span text:style-name="T11">Das gilt auch für die Pariser Terroristen (Charlie Hebdo).</text:span></text:p>
                  </text:list-item>
                </text:list>
              </text:list-item>
            </text:list>
          </draw:text-box>
        </draw:frame>
        <draw:custom-shape draw:style-name="gr4" draw:text-style-name="P16" draw:layer="layout" svg:width="9.515cm" svg:height="1.277cm" svg:x="0.527cm" svg:y="0.088cm">
          <text:p text:style-name="P15"><text:span text:style-name="T10">Technik und Kultur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3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4" draw:style-name="dp2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14" draw:layer="layout" svg:width="24cm" svg:height="15.872cm" svg:x="0.8cm" svg:y="2.3cm" presentation:class="outline" presentation:user-transformed="true">
          <draw:text-box>
            <text:p text:style-name="P11"><text:span text:style-name="T7">Storytelling und Handeln</text:span></text:p>
            <text:list text:style-name="L2">
              <text:list-item>
                <text:p text:style-name="P12"><text:span text:style-name="T8">Der (kooperativen) Veränderung der Welt geht das Sprechen </text:span><text:span text:style-name="T8">über diese Veränderungen voraus.</text:span></text:p>
                <text:list>
                  <text:list-item>
                    <text:p><text:span text:style-name="T11">Begründete Erwartungen → Welt veränderndes Handeln → </text:span><text:span text:style-name="T11">Erfahrene Ergebnisse</text:span></text:p>
                  </text:list-item>
                  <text:list-item>
                    <text:p><text:span text:style-name="T11">Im Spannungsfeld zwischen begründeten Erwartungen und </text:span><text:span text:style-name="T11">erfahrenen Ergebnissen werden die Waffenstillstandslinien der </text:span><text:span text:style-name="T11">WELT sichtbar.</text:span></text:p>
                  </text:list-item>
                </text:list>
              </text:list-item>
              <text:list-item>
                <text:p><text:span text:style-name="T8">Wie aber eine Welt verändern, die sich selbst auch dauernd </text:span><text:span text:style-name="T8">ändert?</text:span></text:p>
                <text:list>
                  <text:list-item>
                    <text:p><text:span text:style-name="T11">Kultur: Das Verändern der Welt (Natur) verändern.</text:span></text:p>
                  </text:list-item>
                  <text:list-item>
                    <text:p><text:span text:style-name="T11">Technik (Mittelperspektive) und Storytelling (Erwartungs- und </text:span><text:span text:style-name="T11">Erfahrungsperspektive) sind dabei zwei wesentliche Momente von </text:span><text:span text:style-name="T11">Kultur.</text:span></text:p>
                  </text:list-item>
                  <text:list-item>
                    <text:p><text:span text:style-name="T11">Technik hier als Verfahrenswissen. Die beiden Momente lassen sich </text:span><text:span text:style-name="T11">nicht so trennen wie hier postuliert.</text:span></text:p>
                  </text:list-item>
                  <text:list-item>
                    <text:p><text:span text:style-name="T11">Zweck-Mittel-Trennung als spezifische Art von Storytelling. </text:span></text:p>
                  </text:list-item>
                </text:list>
              </text:list-item>
            </text:list>
          </draw:text-box>
        </draw:frame>
        <draw:custom-shape draw:style-name="gr4" draw:text-style-name="P16" draw:layer="layout" svg:width="9.515cm" svg:height="1.277cm" svg:x="0.527cm" svg:y="0.088cm">
          <text:p text:style-name="P15"><text:span text:style-name="T10">Technik und Kultur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4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5" draw:style-name="dp2" draw:master-page-name="Standard" presentation:presentation-page-layout-name="AL2T1" presentation:use-footer-name="ftr1">
        <office:forms form:automatic-focus="false" form:apply-design-mode="false"/>
        <draw:frame presentation:style-name="pr6" draw:text-style-name="P14" draw:layer="layout" svg:width="24cm" svg:height="15.067cm" svg:x="0.8cm" svg:y="2.8cm" presentation:class="outline" presentation:user-transformed="true">
          <draw:text-box>
            <text:p text:style-name="P11"><text:span text:style-name="T7">Storytelling im digitalen Wandel</text:span></text:p>
            <text:p text:style-name="P12"><text:span text:style-name="T8">Bisherige Erkenntnisse:</text:span></text:p>
            <text:list text:style-name="L2">
              <text:list-item>
                <text:p><text:span text:style-name="T11">Digitaler Wandel bringt neue Formen des Storytellings hervor, welche </text:span><text:span text:style-name="T11">die bisher institutionalisierten Formen des Storytellings aufbrechen.</text:span></text:p>
                <text:list>
                  <text:list-item>
                    <text:p><text:span text:style-name="T11">Wie geht Fortschritt?</text:span></text:p>
                  </text:list-item>
                  <text:list-item>
                    <text:p><text:span text:style-name="T11">Verlust im Vorwärtsschreiten (Bloch)</text:span></text:p>
                  </text:list-item>
                </text:list>
              </text:list-item>
              <text:list-item>
                <text:p><text:span text:style-name="T11">Web 1.0 – Verlinkte Webseiten als neue Form des Storytellings.</text:span></text:p>
              </text:list-item>
              <text:list-item>
                <text:p><text:span text:style-name="T11">Semantic Web – RDF als neue Basistechnologie, mit der eine gewisse </text:span><text:span text:style-name="T11">Art von Storytelling computergestützt betrieben werden kann.</text:span></text:p>
              </text:list-item>
              <text:list-item>
                <text:p><text:span text:style-name="T11">Digitalisierung wichtiger Sprachartefakte.</text:span></text:p>
              </text:list-item>
            </text:list>
            <text:p text:style-name="P18"><text:span text:style-name="T13">Unsere Zeit bietet wie keine andere eine gewaltige Sammlung von Wissen </text:span><text:span text:style-name="T13">in Textform dar. Die gesamte Geistesgeschichte der Menschheit wird auf </text:span><text:span text:style-name="T13">CD-Roms, auf Internet-Seiten, in Antiquariaten und im Buchhandel </text:span><text:span text:style-name="T13">dargeboten, alles ist gut vernetzt und leicht zugänglich, dass es eine </text:span><text:span text:style-name="T13">Schande wäre, dieses Material nicht wach und offenen Sinnes zu </text:span><text:span text:style-name="T13">gebrauchen. (Matthias Käther, 2004)</text:span></text:p>
          </draw:text-box>
        </draw:frame>
        <draw:custom-shape draw:style-name="gr4" draw:text-style-name="P16" draw:layer="layout" svg:width="9.515cm" svg:height="1.277cm" svg:x="0.527cm" svg:y="0.088cm">
          <text:p text:style-name="P15"><text:span text:style-name="T10">Technik und Kultur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5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6" draw:style-name="dp2" draw:master-page-name="Standard" presentation:presentation-page-layout-name="AL2T1" presentation:use-footer-name="ftr1">
        <office:forms form:automatic-focus="false" form:apply-design-mode="false"/>
        <draw:frame presentation:style-name="pr7" draw:text-style-name="P14" draw:layer="layout" svg:width="24cm" svg:height="16.748cm" svg:x="0.8cm" svg:y="2.3cm" presentation:class="outline" presentation:user-transformed="true">
          <draw:text-box>
            <text:p text:style-name="P11"><text:span text:style-name="T7">Storytelling im digitalen Wandel</text:span></text:p>
            <text:p text:style-name="P12"><text:span text:style-name="T8">Welche gesellschaftlichen Voraussetzungen sind erforderlich, um </text:span><text:span text:style-name="T8">dieses Potenzial zu entfalten?</text:span></text:p>
            <text:list text:style-name="L2">
              <text:list-item>
                <text:p><text:span text:style-name="T9">Freizügige</text:span><text:span text:style-name="T8"> Zugänglichkeit zu den Wissensressourcen der </text:span><text:span text:style-name="T8">Menschheit, um Erwartungs- und Erfahrungsperspektiven </text:span><text:span text:style-name="T8">angemessen zu kommunizieren.</text:span></text:p>
              </text:list-item>
              <text:list-item>
                <text:p><text:span text:style-name="T8">Handeln in einer bürgerlichen Gesellschaft als verantwortungs-</text:span><text:span text:style-name="T8">beladenes </text:span><text:span text:style-name="T9">privates</text:span><text:span text:style-name="T8"> Handeln, in dem Folgen von Handeln privat </text:span><text:span text:style-name="T8">zugeordnet werden, als kulturelle Errungenschaft.</text:span></text:p>
                <text:list>
                  <text:list-item>
                    <text:p><text:span text:style-name="T8">Vertragsfähigkeit, Schuldfähigkeit, Eigentum und historisch </text:span><text:span text:style-name="T8">entstandene institutionalisierte Formen und Balancen.</text:span></text:p>
                  </text:list-item>
                </text:list>
              </text:list-item>
              <text:list-item>
                <text:p><text:span text:style-name="T8">Neue Balance zwischen beiden Perspektiven erforderlich.</text:span></text:p>
                <text:list>
                  <text:list-item>
                    <text:p><text:span text:style-name="T8">Im bürgerlichen Kontext bedeutet das vor allem </text:span><text:span text:style-name="T8">Readjustierung der rechtsförmigen Verfasstheit.</text:span></text:p>
                  </text:list-item>
                </text:list>
                <text:p><text:span text:style-name="T8"/></text:p>
              </text:list-item>
            </text:list>
          </draw:text-box>
        </draw:frame>
        <draw:custom-shape draw:style-name="gr4" draw:text-style-name="P16" draw:layer="layout" svg:width="9.515cm" svg:height="1.277cm" svg:x="0.527cm" svg:y="0.088cm">
          <text:p text:style-name="P15"><text:span text:style-name="T10">Technik und Kultur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6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7" draw:style-name="dp2" draw:master-page-name="Standard" presentation:presentation-page-layout-name="AL2T1" presentation:use-footer-name="ftr1">
        <office:forms form:automatic-focus="false" form:apply-design-mode="false"/>
        <draw:custom-shape draw:style-name="gr4" draw:text-style-name="P16" draw:layer="layout" svg:width="12.453cm" svg:height="1.277cm" svg:x="0.855cm" svg:y="0.288cm">
          <text:p text:style-name="P15"><text:span text:style-name="T10">Information und Sprache</text:span></text:p>
          <draw:enhanced-geometry svg:viewBox="0 0 21600 21600" draw:type="mso-spt202" draw:enhanced-path="M 0 0 L 21600 0 21600 21600 0 21600 0 0 Z N"/>
        </draw:custom-shape>
        <draw:custom-shape draw:style-name="gr6" draw:text-style-name="P21" draw:layer="layout" svg:width="23.2cm" svg:height="14.986cm" svg:x="1.2cm" svg:y="2.7cm">
          <text:p text:style-name="P19"><text:span text:style-name="T14">Linguistik</text:span></text:p>
          <text:p text:style-name="P19"><text:span text:style-name="T6"/></text:p>
          <text:p text:style-name="P20"><text:span text:style-name="T6">Es geht offensichtlich um sprachlich (computer-sprachlich) vermittelte Prozesse. Wie geht Sprache? </text:span></text:p>
          <text:p text:style-name="P20"><text:span text:style-name="T6">Was sagt dazu die Linguistik?</text:span></text:p>
          <text:p text:style-name="P20"><text:span text:style-name="T6"/></text:p>
          <text:p text:style-name="P20"><text:span text:style-name="T15"><text:a xlink:href="http://de.wikipedia.org/wiki/Sprachsystem" xlink:type="simple">http://de.wikipedia.org/wiki/Sprachsystem</text:a></text:span><text:span text:style-name="T15"><text:s/></text:span></text:p>
          <text:p text:style-name="P20"><text:span text:style-name="T15"/></text:p>
          <text:p text:style-name="P20"><text:span text:style-name="T15">Die Vorstellung davon, wie das </text:span><text:span text:style-name="T16">Sprachsystem</text:span><text:span text:style-name="T15"> aufgebaut ist, hängt davon ab, welcher Sprach- oder Grammatiktheorie man anhängt. Sicher kann man aber folgende Annahmen über die Bestandteile des Sprachsystems machen: </text:span></text:p>
          <text:list text:style-name="L3">
            <text:list-item>
              <text:p text:style-name="P20"><text:span text:style-name="T15">Es gibt </text:span><text:span text:style-name="T16">sprachliche Einheiten, die hierarchisch organisiert sind</text:span><text:span text:style-name="T15"> und von den kleinsten Einheiten, den Lauten, über die Phoneme, Morpheme, Wörter, Satzglieder, Teilsätze bis zu den Texten und womöglich bis zu den Diskursen reichen.</text:span></text:p>
            </text:list-item>
            <text:list-item>
              <text:p text:style-name="P20"><text:span text:style-name="T15">In dieser Hierarchie haben die Einheiten von den Morphemen an </text:span><text:span text:style-name="T16">zusätzlich zu ihrer Form noch eine</text:span><text:span text:style-name="T15"> grammatische oder lexikalische </text:span><text:span text:style-name="T16">Bedeutung</text:span><text:span text:style-name="T15">. </text:span></text:p>
            </text:list-item>
            <text:list-item>
              <text:p text:style-name="P20"><text:span text:style-name="T15">Auf jeder Ebene der Hierarchie gibt es </text:span><text:span text:style-name="T16">Regeln</text:span><text:span text:style-name="T15">, die bestimmen, welche Stellungen und Kombinationen von Einheiten erlaubt sind und welche nicht. Dies gilt sowohl für die sprachlichen Formen als auch für ihre Bedeutung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7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8" draw:style-name="dp2" draw:master-page-name="Standard" presentation:presentation-page-layout-name="AL2T1" presentation:use-footer-name="ftr1">
        <office:forms form:automatic-focus="false" form:apply-design-mode="false"/>
        <draw:custom-shape draw:style-name="gr6" draw:text-style-name="P21" draw:layer="layout" svg:width="23.6cm" svg:height="13.122cm" svg:x="1.2cm" svg:y="2.7cm">
          <text:p text:style-name="P19"><text:span text:style-name="T14">Linguistik</text:span></text:p>
          <text:p text:style-name="P19"><text:span text:style-name="T6"/></text:p>
          <text:p text:style-name="P20"><text:span text:style-name="T15"><text:a xlink:href="http://www.christianlehmann.eu/ling/lg_system/index.html" xlink:type="simple">http://www.christianlehmann.eu/ling/lg_system/index.html</text:a></text:span><text:span text:style-name="T15"><text:s/></text:span></text:p>
          <text:p text:style-name="P20"><text:span text:style-name="T15"/></text:p>
          <text:p text:style-name="P20"><text:span text:style-name="T17">Formative und signifikative Subsysteme</text:span></text:p>
          <text:p text:style-name="P20"><text:span text:style-name="T18"/></text:p>
          <text:p text:style-name="P20"><text:span text:style-name="T15">Das Sprachsystem setzt Gedanken zu Lauten in Beziehung. Diese Assoziation ist jedoch in mehrfacher Hinsicht indirekt: Ein Sprachsystem kann nicht Gedanken … und auch nicht Laute …, sondern nur sprachliche Einheiten miteinander assoziieren. Das sind einerseits </text:span><text:span text:style-name="T16">Significata</text:span><text:span text:style-name="T15"> und andererseits </text:span><text:span text:style-name="T16">Significantia</text:span><text:span text:style-name="T15">. Daher enthält das Sprachsystem </text:span><text:span text:style-name="T16">zwei formative Subsysteme</text:span><text:span text:style-name="T15">: </text:span></text:p>
          <text:p text:style-name="P20"><text:span text:style-name="T15"><text:s text:c="8"/></text:span><text:span text:style-name="T15">In der </text:span><text:span text:style-name="T16">Semantik</text:span><text:span text:style-name="T15"> wird der Gedanke zu einem Significatum geformt.</text:span></text:p>
          <text:p text:style-name="P20"><text:span text:style-name="T15"><text:s text:c="8"/></text:span><text:span text:style-name="T15">In der </text:span><text:span text:style-name="T16">Phonologie</text:span><text:span text:style-name="T15"> wird der Laut zu einem Significans geformt.</text:span></text:p>
          <text:p text:style-name="P20"><text:span text:style-name="T15">Neben diesen formativen Subsystemen steht das </text:span><text:span text:style-name="T16">signifikative Subsystem,</text:span><text:span text:style-name="T15"> welches Significantia und Significata aufeinander abbildet und also </text:span><text:span text:style-name="T16">Sprachzeichen </text:span><text:span text:style-name="T15">schafft. … zerfällt in zwei Subsysteme: </text:span></text:p>
          <text:p text:style-name="P20"><text:span text:style-name="T15"><text:s text:c="8"/></text:span><text:span text:style-name="T15">Im </text:span><text:span text:style-name="T16">Lexikon </text:span><text:span text:style-name="T15">werden fertige signifikative Einheiten gespeichert.</text:span></text:p>
          <text:p text:style-name="P20"><text:span text:style-name="T15"><text:s text:c="8"/></text:span><text:span text:style-name="T15">In der </text:span><text:span text:style-name="T16">Grammatik </text:span><text:span text:style-name="T15">werden neue signifikative Einheiten gebildet.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2.453cm" svg:height="1.277cm" svg:x="0.877cm" svg:y="0.392cm">
          <text:p text:style-name="P15"><text:span text:style-name="T10">Information und Sprache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8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9" draw:style-name="dp2" draw:master-page-name="Standard" presentation:presentation-page-layout-name="AL2T1" presentation:use-footer-name="ftr1">
        <office:forms form:automatic-focus="false" form:apply-design-mode="false"/>
        <draw:custom-shape draw:style-name="gr6" draw:text-style-name="P21" draw:layer="layout" svg:width="23.2cm" svg:height="15.159cm" svg:x="1.2cm" svg:y="2.6cm">
          <text:p text:style-name="P19"><text:span text:style-name="T14">Information – ein neues Phlogiston? </text:span></text:p>
          <text:p text:style-name="P19"><text:span text:style-name="T6"/></text:p>
          <text:list text:style-name="L3">
            <text:list-item>
              <text:p text:style-name="P20"><text:span text:style-name="T6">Inflationärer Gebrauch des Informationsbegriffs.</text:span></text:p>
            </text:list-item>
          </text:list>
          <text:list text:style-name="L4">
            <text:list-item>
              <text:list>
                <text:list-item>
                  <text:p text:style-name="P20"><text:span text:style-name="T18">Günter Ropohl erinnert sich der Zeiten, als über einem Schalter am Bahnhof noch „Auskunft“ stand. (Quelle: Klemm 2003)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<text:span text:style-name="T6">Die Informatiker bleiben bei einem ontologisierenden (und letztlich dinglichen) Informationsbegriff stehen.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<text:span text:style-name="T6">Die Linguisten reden über Sprachpraxen. </text:span></text:p>
            </text:list-item>
          </text:list>
          <text:list text:style-name="L4">
            <text:list-item>
              <text:p text:style-name="P20"><text:span text:style-name="T6">Eine (weitere) kritische Debatte Ende der 1990er Jahre </text:span></text:p>
              <text:list>
                <text:list-item>
                  <text:p text:style-name="P20"><text:span text:style-name="T18">Capurros Trilemma </text:span></text:p>
                </text:list-item>
                <text:list-item>
                  <text:p text:style-name="P20"><text:span text:style-name="T18">Trialog (Capurro, Fleissner, Hofkirchner): Is a unified theory of information feasible?</text:span></text:p>
                </text:list-item>
                <text:list-item>
                  <text:p text:style-name="P20"><text:span text:style-name="T18">Heinz Klemm (2003): „Ein großes Elend“ </text:span></text:p>
                </text:list-item>
                <text:list-item>
                  <text:p text:style-name="P20"><text:span text:style-name="T18">Peter Janich: Informationsbegriff muss zwingend auf gelingende menschliche Kommunikation zurückgeführt werden. </text:span></text:p>
                  <text:list>
                    <text:list-item>
                      <text:p text:style-name="P20"><text:span text:style-name="T15">„</text:span><text:span text:style-name="T15">Grundlegend für gelingende Aufforderungspraxen ist jedoch, dass durch sie eine für die beteiligten Personen gelingende Verbindung der (sprachlichen) Handlung des Aufforderns und der (gegebenenfalls nicht-sprachlichen) Handlung des Befolgens stattfindet." (Janich 1998)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2.453cm" svg:height="1.277cm" svg:x="0.877cm" svg:y="0.392cm">
          <text:p text:style-name="P15"><text:span text:style-name="T10">Information und Sprache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9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0" draw:style-name="dp2" draw:master-page-name="Standard" presentation:presentation-page-layout-name="AL2T1" presentation:use-footer-name="ftr1">
        <office:forms form:automatic-focus="false" form:apply-design-mode="false"/>
        <draw:custom-shape draw:style-name="gr6" draw:text-style-name="P21" draw:layer="layout" svg:width="23.2cm" svg:height="15.078cm" svg:x="1.2cm" svg:y="2.6cm">
          <text:p text:style-name="P19"><text:span text:style-name="T14">Information – ein neues Phlogiston? </text:span></text:p>
          <text:p text:style-name="P19"><text:span text:style-name="T6"/></text:p>
          <text:p text:style-name="P20"><text:span text:style-name="T18">Raphael Capurro: </text:span></text:p>
          <text:list text:style-name="L4">
            <text:list-item>
              <text:p text:style-name="P20"><text:span text:style-name="T18">Was ich kritisiere ist die Vorstellung, durch den reduktionistischen Informationsbegriff hätte man </text:span><text:span text:style-name="T17">eine Art Phlogiston</text:span><text:span text:style-name="T18">: man kommt durch die verschiedenen Ebenen – Aristoteles nannte diesen logischen Fehler </text:span><text:span text:style-name="T19">metabis eis allo genos</text:span><text:span text:style-name="T18"> – und glaubt damit z.B. wie aus Materie Leben entsteht besser erklären zu können. Damit sind wir nicht weit von der Verwendung des Formbegriffs – </text:span><text:span text:style-name="T19">informatio </text:span><text:span text:style-name="T18">geht ursprünglich auf </text:span><text:span text:style-name="T19">forma</text:span><text:span text:style-name="T18"> und </text:span><text:span text:style-name="T19">eidos</text:span><text:span text:style-name="T18"> zurück – in Bezug auf Materie, Leben, Seele usw. Wir hätten es mit einer neuen oder alten Form von Metaphysik zu tun.</text:span></text:p>
            </text:list-item>
          </text:list>
          <text:p text:style-name="P20"><text:span text:style-name="T18"/></text:p>
          <text:p text:style-name="P20"><text:span text:style-name="T20">Problem einmal mehr: Wo bleibt der Mensch als </text:span><text:span text:style-name="T21">handelndes </text:span><text:span text:style-name="T20">Subjekt? </text:span></text:p>
          <text:p text:style-name="P20"><text:span text:style-name="T18"/></text:p>
          <text:p text:style-name="P20"><text:span text:style-name="T18">Klaus Fuchs-Kittowski bereits in den 1980er Jahren: „Das Konzept der </text:span><text:span text:style-name="T19">Einheit von Selbstorganisation und Informationsentstehung</text:span><text:span text:style-name="T18"> – Der </text:span><text:span text:style-name="T19">Informationsverarbeitungsansatz</text:span><text:span text:style-name="T18"> vernachlässigt die </text:span><text:span text:style-name="T19">Bedeutungsbildung</text:span><text:span text:style-name="T18"> im Lebensprozess“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2.453cm" svg:height="1.277cm" svg:x="0.877cm" svg:y="0.392cm">
          <text:p text:style-name="P15"><text:span text:style-name="T10">Information und Sprache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10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1" draw:style-name="dp2" draw:master-page-name="Standard" presentation:presentation-page-layout-name="AL2T1" presentation:use-footer-name="ftr1">
        <office:forms form:automatic-focus="false" form:apply-design-mode="false"/>
        <draw:custom-shape draw:style-name="gr4" draw:text-style-name="P16" draw:layer="layout" svg:width="9.443cm" svg:height="1.277cm" svg:x="1.057cm" svg:y="0.288cm">
          <text:p text:style-name="P15"><text:span text:style-name="T10">Zusammenfassung</text:span></text:p>
          <draw:enhanced-geometry svg:viewBox="0 0 21600 21600" draw:type="mso-spt202" draw:enhanced-path="M 0 0 L 21600 0 21600 21600 0 21600 0 0 Z N"/>
        </draw:custom-shape>
        <draw:custom-shape draw:style-name="gr6" draw:text-style-name="P24" draw:layer="layout" svg:width="23.2cm" svg:height="14.877cm" svg:x="1.2cm" svg:y="2.7cm">
          <text:p text:style-name="P22"><text:span text:style-name="T14">Zusammenfassung</text:span></text:p>
          <text:list text:style-name="L4">
            <text:list-item>
              <text:p text:style-name="P23"><text:span text:style-name="T6">Ausgangspunkt: RDF – was passiert dort und überhaupt im Internet? </text:span></text:p>
              <text:list>
                <text:list-item>
                  <text:p text:style-name="P23"><text:span text:style-name="T18">Digitale Form des Storytellings.</text:span></text:p>
                </text:list-item>
                <text:list-item>
                  <text:p text:style-name="P23"><text:span text:style-name="T18">Storytelling begleitet unser </text:span><text:span text:style-name="T19">kooperatives Handeln</text:span><text:span text:style-name="T18">. Kooperatives Handeln ist überhaupt nur in einem solchen interpersonell sprachlich vermittelten Kontext möglich.</text:span></text:p>
                  <text:p text:style-name="P23"><text:span text:style-name="T18">Frage (1): </text:span><text:span text:style-name="T19">Was </text:span><text:span text:style-name="T18">wird hier sprachlich vermittelt? </text:span></text:p>
                </text:list-item>
                <text:list-item>
                  <text:p text:style-name="P23"><text:span text:style-name="T18">Aber: Storytelling reduziert sich nicht auf seine </text:span><text:span text:style-name="T19">kommunikative</text:span><text:span text:style-name="T18"> Funktion, sondern hat auch eine </text:span><text:span text:style-name="T19">reflexive</text:span><text:span text:style-name="T18"> Bedeutung. </text:span></text:p>
                  <text:p text:style-name="P23"><text:span text:style-name="T18">Frage (2): Wie geht </text:span><text:span text:style-name="T19">Theoriebildung</text:span><text:span text:style-name="T18"> auf einem solchen empiri-schen Hintergrund?</text:span></text:p>
                </text:list-item>
                <text:list-item>
                  <text:p text:style-name="P23"><text:span text:style-name="T18">Spannungsbogen </text:span><text:span text:style-name="T21">Begründete Erwartungen → Welt veränderndes Handeln → Erfahrene Ergebnisse</text:span></text:p>
                  <text:list>
                    <text:list-item>
                      <text:p text:style-name="P23"><text:span text:style-name="T20">Dieser Spannungsbogen ist interpersonell nur sprachlich und </text:span><text:span text:style-name="T21">nur in konkreten Kontexten </text:span><text:span text:style-name="T20">auszuloten. <text:s/>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11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2" draw:style-name="dp2" draw:master-page-name="Standard" presentation:presentation-page-layout-name="AL2T1" presentation:use-footer-name="ftr1">
        <office:forms form:automatic-focus="false" form:apply-design-mode="false"/>
        <draw:custom-shape draw:style-name="gr4" draw:text-style-name="P16" draw:layer="layout" svg:width="9.443cm" svg:height="1.277cm" svg:x="1.157cm" svg:y="0.288cm">
          <text:p text:style-name="P15"><text:span text:style-name="T10">Zusammenfassung</text:span></text:p>
          <draw:enhanced-geometry svg:viewBox="0 0 21600 21600" draw:type="mso-spt202" draw:enhanced-path="M 0 0 L 21600 0 21600 21600 0 21600 0 0 Z N"/>
        </draw:custom-shape>
        <draw:custom-shape draw:style-name="gr6" draw:text-style-name="P24" draw:layer="layout" svg:width="23.2cm" svg:height="13.268cm" svg:x="1.2cm" svg:y="2.7cm">
          <text:p text:style-name="P22"><text:span text:style-name="T14">Zusammenfassung</text:span></text:p>
          <text:list text:style-name="L4">
            <text:list-item>
              <text:p text:style-name="P23"><text:span text:style-name="T6">Wozu kooperativ handeln? „Die Welt verändern“.</text:span></text:p>
              <text:list>
                <text:list-item>
                  <text:p text:style-name="P23"><text:span text:style-name="T20">Wie aber eine Welt ändern, die sich selbst auch dauernd ändert? Wie mit der Vielfalt und Widersprüchlichkeit der Veränderungs-wünsche umgehen? </text:span></text:p>
                </text:list-item>
                <text:list-item>
                  <text:p text:style-name="P23"><text:span text:style-name="T20">Ansatz „Einfluss auf die Veränderung der Welt nehmen“.</text:span></text:p>
                  <text:list>
                    <text:list-item>
                      <text:p text:style-name="P23"><text:span text:style-name="T20">„</text:span><text:span text:style-name="T20">Machen“ ist hier eingebettet, dem vorgängig ist die Lebens-realität. Nur aus dieser sind begründete Erwartungen ableitbar. </text:span></text:p>
                    </text:list-item>
                    <text:list-item>
                      <text:p text:style-name="P23"><text:span text:style-name="T20">Erfahrung: </text:span><text:span text:style-name="T21">Praktischer </text:span><text:span text:style-name="T20">Einfluss ist (heute) nur durch Einsatz von angemessenem Verfahrenswissen und -können möglich. </text:span></text:p>
                    </text:list-item>
                  </text:list>
                </text:list-item>
                <text:list-item>
                  <text:p text:style-name="P23"><text:span text:style-name="T20">Wozu aber Kooperation?</text:span></text:p>
                  <text:list>
                    <text:list-item>
                      <text:p text:style-name="P23"><text:span text:style-name="T20">Kooperatives Handeln ist handlungsmächtiger als vereinzeltes Handeln, da es synergetische Effekte ermöglicht. </text:span></text:p>
                    </text:list-item>
                    <text:list-item>
                      <text:p text:style-name="P23"><text:span text:style-name="T20">Das Ganze ist mehr als die Summe seiner Teile.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12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3" draw:style-name="dp2" draw:master-page-name="Standard" presentation:presentation-page-layout-name="AL2T1" presentation:use-footer-name="ftr1">
        <office:forms form:automatic-focus="false" form:apply-design-mode="false"/>
        <draw:custom-shape draw:style-name="gr4" draw:text-style-name="P16" draw:layer="layout" svg:width="9.443cm" svg:height="1.277cm" svg:x="1.157cm" svg:y="0.288cm">
          <text:p text:style-name="P15"><text:span text:style-name="T10">Zusammenfassung</text:span></text:p>
          <draw:enhanced-geometry svg:viewBox="0 0 21600 21600" draw:type="mso-spt202" draw:enhanced-path="M 0 0 L 21600 0 21600 21600 0 21600 0 0 Z N"/>
        </draw:custom-shape>
        <draw:custom-shape draw:style-name="gr6" draw:text-style-name="P24" draw:layer="layout" svg:width="23.2cm" svg:height="14.932cm" svg:x="1.2cm" svg:y="2.7cm">
          <text:p text:style-name="P22"><text:span text:style-name="T14">Zusammenfassung</text:span></text:p>
          <text:list text:style-name="L4">
            <text:list-item>
              <text:p text:style-name="P23"><text:span text:style-name="T22">Kooperatives Handeln ist überhaupt erst in einem </text:span><text:span text:style-name="T23">gemein-samen Bedeutungskontext </text:span><text:span text:style-name="T22">möglich.</text:span></text:p>
              <text:list>
                <text:list-item>
                  <text:p text:style-name="P23"><text:span text:style-name="T20">Erfahrung: </text:span><text:span text:style-name="T21">Verstehen</text:span><text:span text:style-name="T20"> von Sprache setzt einerseits einen gemein-samen Bedeutungskontext voraus, schreibt diesen andererseits aber auch fort. </text:span></text:p>
                </text:list-item>
                <text:list-item>
                  <text:p text:style-name="P23"><text:span text:style-name="T20">Dieser Bedeutungskontext äußert sich vor allem im </text:span><text:span text:style-name="T21">sozialen Gebrauch gemeinsamer Begrifflichkeiten im gemeinsamen Tun</text:span><text:span text:style-name="T20">. </text:span></text:p>
                  <text:p text:style-name="P23"><text:span text:style-name="T20">Frage (3): Wie kann das selbst sprachlich gefasst werden? <text:s/></text:span></text:p>
                </text:list-item>
              </text:list>
            </text:list-item>
            <text:list-item>
              <text:p text:style-name="P23"><text:span text:style-name="T22">Erfahrung: Stabilisierung solcher Bedeutungkontexte durch </text:span><text:span text:style-name="T23">Institutionalisierung</text:span><text:span text:style-name="T22">. Bedeutungen binden sich an soziale Praxen als spezifische Interaktion von Logos und Telos. </text:span></text:p>
              <text:list>
                <text:list-item>
                  <text:p text:style-name="P23"><text:span text:style-name="T21">Praktisch Bewährtes</text:span><text:span text:style-name="T20"> wird als </text:span><text:span text:style-name="T21">Verfahrenswissen</text:span><text:span text:style-name="T20"> und damit Technik sozial befestigt als </text:span><text:span text:style-name="T21">bewährte Praxen</text:span><text:span text:style-name="T20">. </text:span></text:p>
                </text:list-item>
                <text:list-item>
                  <text:p text:style-name="P23"><text:span text:style-name="T20">Frage (4): Wie ist in diesem Zusammenhang ein Begriff </text:span><text:span text:style-name="T21">Wissen </text:span><text:span text:style-name="T24">zu fassen?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13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4" draw:style-name="dp2" draw:master-page-name="Standard" presentation:presentation-page-layout-name="AL2T1" presentation:use-footer-name="ftr1">
        <office:forms form:automatic-focus="false" form:apply-design-mode="false"/>
        <draw:custom-shape draw:style-name="gr4" draw:text-style-name="P16" draw:layer="layout" svg:width="9.443cm" svg:height="1.277cm" svg:x="1.257cm" svg:y="0.288cm">
          <text:p text:style-name="P15"><text:span text:style-name="T10">Zusammenfassung</text:span></text:p>
          <draw:enhanced-geometry svg:viewBox="0 0 21600 21600" draw:type="mso-spt202" draw:enhanced-path="M 0 0 L 21600 0 21600 21600 0 21600 0 0 Z N"/>
        </draw:custom-shape>
        <draw:custom-shape draw:style-name="gr6" draw:text-style-name="P24" draw:layer="layout" svg:width="23.6cm" svg:height="14.085cm" svg:x="1.2cm" svg:y="2.7cm">
          <text:p text:style-name="P22"><text:span text:style-name="T14">Zusammenfassung</text:span></text:p>
          <text:list text:style-name="L4">
            <text:list-item>
              <text:p text:style-name="P23"><text:span text:style-name="T22">Beobachtung: Derart institutionalisierte Bedeutungskontexte sind vielfältig verschachtelt und verzahnt.</text:span></text:p>
              <text:list>
                <text:list-item>
                  <text:p text:style-name="P23"><text:span text:style-name="T24">Erfahrung: Kooperation zwischen kooperativen Strukturen erfordert Übersetzungsleistungen zwischen Bedeutungskontexten.</text:span></text:p>
                  <text:list>
                    <text:list-item>
                      <text:p text:style-name="P23"><text:span text:style-name="T24">Das wird im Bereich semantischer Technologien heute noch kaum verstanden. </text:span></text:p>
                    </text:list-item>
                  </text:list>
                </text:list-item>
                <text:list-item>
                  <text:p text:style-name="P23"><text:span text:style-name="T24">Menschen gehen in kooperative Zusammenhänge nur mit Teilidentitäten ein → Rollenbegriff. </text:span></text:p>
                </text:list-item>
              </text:list>
            </text:list-item>
            <text:list-item>
              <text:p text:style-name="P23"><text:span text:style-name="T25">Kern aller vier Fragen: Wie geht eine derartige Institutionali-sierung von Bedeutungskontexten?</text:span></text:p>
              <text:list>
                <text:list-item>
                  <text:p text:style-name="P23"><text:span text:style-name="T24">Diese Frage hatten wir auch als ein Kernproblem semantischer Technologien identifiziert.</text:span></text:p>
                </text:list-item>
                <text:list-item>
                  <text:p text:style-name="P23"><text:span text:style-name="T24">Dazu gab es historisch in den letzten 150 Jahren verschiedene Zugäng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14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5" draw:style-name="dp2" draw:master-page-name="Standard" presentation:presentation-page-layout-name="AL2T1" presentation:use-footer-name="ftr1">
        <office:forms form:automatic-focus="false" form:apply-design-mode="false"/>
        <draw:custom-shape draw:style-name="gr4" draw:text-style-name="P16" draw:layer="layout" svg:width="9.443cm" svg:height="1.277cm" svg:x="1.257cm" svg:y="0.288cm">
          <text:p text:style-name="P15"><text:span text:style-name="T10">Zusammenfassung</text:span></text:p>
          <draw:enhanced-geometry svg:viewBox="0 0 21600 21600" draw:type="mso-spt202" draw:enhanced-path="M 0 0 L 21600 0 21600 21600 0 21600 0 0 Z N"/>
        </draw:custom-shape>
        <draw:custom-shape draw:style-name="gr6" draw:text-style-name="P24" draw:layer="layout" svg:width="24.2cm" svg:height="15.657cm" svg:x="0.6cm" svg:y="2.5cm">
          <text:p text:style-name="P22"><text:span text:style-name="T14">Zusammenfassung</text:span></text:p>
          <text:list text:style-name="L4">
            <text:list-item>
              <text:list>
                <text:list-item>
                  <text:p text:style-name="P23"><text:span text:style-name="T24">Versuche einer allgemeinen Theorie von Sprache als universeller Theorie. </text:span></text:p>
                  <text:list>
                    <text:list-item>
                      <text:p text:style-name="P23"><text:span text:style-name="T26">Logischer Positivismus des Wiener Kreises (1920er Jahre).</text:span></text:p>
                    </text:list-item>
                    <text:list-item>
                      <text:p text:style-name="P23"><text:span text:style-name="T26">Syntax, Semantik, Pragmatik (Charles W. Morris, 1940)</text:span></text:p>
                    </text:list-item>
                    <text:list-item>
                      <text:p text:style-name="P23"><text:span text:style-name="T26">Weiterführung als Semiotik und Linguistik in den 1970er Jahren.</text:span></text:p>
                    </text:list-item>
                    <text:list-item>
                      <text:p text:style-name="P23"><text:span text:style-name="T26">Noam Chomsky und sein Ansatz einer Universalgrammatik.</text:span></text:p>
                    </text:list-item>
                  </text:list>
                </text:list-item>
                <text:list-item>
                  <text:p text:style-name="P23"><text:span text:style-name="T24">Parallel dazu seit 1920 zunehmende Bedeutung evolutionärer Zugänge: Diese Institutionalisierungen von Bedeutungskontexten sind hierarchisch vielschichtig und nur in ihrer historisch-kulturellen Entwicklung zu verstehen.</text:span></text:p>
                  <text:list>
                    <text:list-item>
                      <text:p text:style-name="P23"><text:span text:style-name="T26">Biosemantik: Fokus auf Koevolution von neuronalen Mustern und Evolutionsmustern von Bedeutungskontexten.</text:span></text:p>
                    </text:list-item>
                  </text:list>
                </text:list-item>
                <text:list-item>
                  <text:p text:style-name="P23"><text:span text:style-name="T24">Pragmatik: Begriffe entwickeln sich in deren interaktivem Gebrauch. (Jacob L. Mey: Pragmatics, 1993)</text:span></text:p>
                  <text:list>
                    <text:list-item>
                      <text:p text:style-name="P23"><text:span text:style-name="T26">Entwicklung von Begriffen kann nicht losgelöst von den Praxen ihrer Verwendung, insbesondere Urteilsformen und Urteilspraxen, verstanden werden.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3.617cm" svg:height="10.214cm" svg:x="2.451cm" svg:y="2.041cm" draw:page-number="15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Ubuntu" svg:font-family="Ubuntu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" style:display-name="Standard_1_1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Verdana2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 text:min-label-width="0.635cm"/>
            <style:text-properties style:font-name="Verdana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2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/>
            <style:text-properties style:font-name="Verdana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Tahoma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2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1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006ca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6cm" fo:min-width="0cm" fo:padding-top="0.131cm" fo:padding-bottom="0.131cm" fo:padding-left="0.261cm" fo:padding-right="0.261cm" fo:wrap-option="wrap" draw:shadow="hidden" draw:shadow-color="#808080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61cm" fo:min-width="0cm" fo:padding-top="0.131cm" fo:padding-bottom="0.131cm" fo:padding-left="0.261cm" fo:padding-right="0.261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margin-top="0.176cm" fo:margin-bottom="0cm" fo:line-height="100%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margin-top="0.176cm" fo:margin-bottom="0cm" fo:line-height="100%" fo:text-indent="0cm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•">
        <style:list-level-properties/>
        <style:text-properties style:font-name="Verdana2" fo:color="#000000" fo:font-size="100%"/>
      </text:list-level-style-bullet>
      <text:list-level-style-bullet text:level="2" text:bullet-char="•">
        <style:list-level-properties text:space-before="1.27cm"/>
        <style:text-properties style:font-name="Verdana2" fo:color="#000000" fo:font-size="100%"/>
      </text:list-level-style-bullet>
      <text:list-level-style-bullet text:level="3" text:bullet-char="•">
        <style:list-level-properties text:space-before="2.54cm"/>
        <style:text-properties style:font-name="Verdana2" fo:color="#000000" fo:font-size="100%"/>
      </text:list-level-style-bullet>
      <text:list-level-style-bullet text:level="4" text:bullet-char="•">
        <style:list-level-properties text:space-before="3.81cm"/>
        <style:text-properties style:font-name="Verdana2" fo:color="#000000" fo:font-size="100%"/>
      </text:list-level-style-bullet>
      <text:list-level-style-bullet text:level="5" text:bullet-char="•">
        <style:list-level-properties text:space-before="5.08cm"/>
        <style:text-properties style:font-name="Verdana2" fo:color="#000000" fo:font-size="100%"/>
      </text:list-level-style-bullet>
      <text:list-level-style-bullet text:level="6" text:bullet-char="•">
        <style:list-level-properties text:space-before="5.08cm"/>
        <style:text-properties style:font-name="Verdana2" fo:color="#000000" fo:font-size="100%"/>
      </text:list-level-style-bullet>
      <text:list-level-style-bullet text:level="7" text:bullet-char="•">
        <style:list-level-properties text:space-before="5.08cm"/>
        <style:text-properties style:font-name="Verdana2" fo:color="#000000" fo:font-size="100%"/>
      </text:list-level-style-bullet>
      <text:list-level-style-bullet text:level="8" text:bullet-char="•">
        <style:list-level-properties text:space-before="5.08cm"/>
        <style:text-properties style:font-name="Verdana2" fo:color="#000000" fo:font-size="100%"/>
      </text:list-level-style-bullet>
      <text:list-level-style-bullet text:level="9" text:bullet-char="•">
        <style:list-level-properties text:space-before="5.08cm"/>
        <style:text-properties style:font-name="Verdana2" fo:color="#000000" fo:font-size="100%"/>
      </text:list-level-style-bullet>
      <text:list-level-style-bullet text:level="10" text:bullet-char="•">
        <style:list-level-properties text:space-before="5.08cm"/>
        <style:text-properties style:font-name="Verdana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cm" svg:height="4.86cm" svg:x="1.852cm" svg:y="3.831cm"/>
      <draw:page-thumbnail draw:layer="backgroundobjects" svg:width="6.48cm" svg:height="4.86cm" svg:x="10.186cm" svg:y="3.831cm"/>
      <draw:page-thumbnail draw:layer="backgroundobjects" svg:width="6.48cm" svg:height="4.86cm" svg:x="1.852cm" svg:y="11.183cm"/>
      <draw:page-thumbnail draw:layer="backgroundobjects" svg:width="6.48cm" svg:height="4.86cm" svg:x="10.186cm" svg:y="11.183cm"/>
      <draw:page-thumbnail draw:layer="backgroundobjects" svg:width="6.48cm" svg:height="4.86cm" svg:x="1.852cm" svg:y="18.535cm"/>
      <draw:page-thumbnail draw:layer="backgroundobjects" svg:width="6.48cm" svg:height="4.86cm" svg:x="10.186cm" svg:y="18.535cm"/>
      <draw:frame draw:style-name="Mgr1" draw:text-style-name="MP2" draw:layer="backgroundobjects" svg:width="8.036cm" svg:height="1.3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36cm" svg:height="1.36cm" svg:x="10.4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36cm" svg:height="1.36cm" svg:x="0cm" svg:y="25.8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36cm" svg:height="1.36cm" svg:x="10.483cm" svg:y="25.86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16.902cm" svg:height="2.125cm" svg:x="0cm" svg:y="0cm">
        <draw:image xlink:href="Pictures/10000000000004C6000000B83AB9D6FF2FF25010.jpg" xlink:type="simple" xlink:show="embed" xlink:actuate="onLoad" loext:mime-type="image/jpeg">
          <text:p/>
        </draw:image>
      </draw:frame>
      <draw:frame draw:style-name="Mgr3" draw:text-style-name="MP5" draw:layer="backgroundobjects" svg:width="3.545cm" svg:height="0.939cm" svg:x="17.899cm" svg:y="18.111cm">
        <draw:image xlink:href="Pictures/10000201000002580000004B06316737AB52C426.png" xlink:type="simple" xlink:show="embed" xlink:actuate="onLoad" loext:mime-type="image/png">
          <text:p/>
        </draw:image>
      </draw:frame>
      <draw:frame presentation:style-name="Standard-outline1" draw:layer="backgroundobjects" svg:width="22.437cm" svg:height="11.049cm" svg:x="1.3cm" svg:y="2.725cm" presentation:class="outline" presentation:placeholder="true">
        <draw:text-box/>
      </draw:frame>
      <draw:frame presentation:style-name="Mpr1" draw:text-style-name="MP7" draw:layer="backgroundobjects" svg:width="14.182cm" svg:height="0.848cm" svg:x="1.499cm" svg:y="18.202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1.905cm" svg:height="0.848cm" svg:x="22.7cm" svg:y="18.202cm" presentation:class="page-number">
        <draw:text-box>
          <text:p text:style-name="MP8"><text:span text:style-name="MT2"><text:page-number>&lt;Foliennummer&gt;</text:page-number></text:span></text:p>
        </draw:text-box>
      </draw:frame>
      <draw:line draw:style-name="Mgr4" draw:text-style-name="MP5" draw:layer="backgroundobjects" svg:x1="0cm" svg:y1="18.124cm" svg:x2="25.4cm" svg:y2="18.124cm">
        <text:p/>
      </draw:line>
      <draw:line draw:style-name="Mgr4" draw:text-style-name="MP5" draw:layer="backgroundobjects" svg:x1="0cm" svg:y1="2.125cm" svg:x2="25.4cm" svg:y2="2.125cm">
        <text:p/>
      </draw:line>
      <draw:frame draw:name="ul_logo300x2000" draw:style-name="Mgr3" draw:text-style-name="MP5" draw:layer="backgroundobjects" svg:width="8.506cm" svg:height="1.208cm" svg:x="16.894cm" svg:y="0cm">
        <draw:image xlink:href="Pictures/10000000000007D00000011D85DAAF997B9CFCAD.jpg" xlink:type="simple" xlink:show="embed" xlink:actuate="onLoad" loext:mime-type="image/jpeg">
          <text:p/>
        </draw:image>
      </draw:frame>
      <draw:custom-shape draw:style-name="Mgr5" draw:text-style-name="MP11" draw:layer="backgroundobjects" svg:width="6.671cm" svg:height="0.937cm" svg:x="17cm" svg:y="1.27cm">
        <text:p text:style-name="MP10"><text:span text:style-name="MT3">Institut für Informatik</text:span><text:span text:style-name="MT3"><text:line-break/></text:span><text:span text:style-name="MT3">Betriebliche Informationssysteme</text:span></text:p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15.875cm" svg:height="1.785cm" svg:x="-0.001cm" svg:y="0.588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12" draw:layer="backgroundobjects" svg:width="18.52cm" svg:height="27.23cm" svg:x="0cm" svg:y="0cm">
          <text:p/>
        </draw:rect>
        <draw:frame presentation:style-name="Mpr3" draw:text-style-name="MP7" draw:layer="backgroundobjects" svg:width="8.026cm" svg:height="1.359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3" draw:text-style-name="MP9" draw:layer="backgroundobjects" svg:width="8.026cm" svg:height="1.359cm" svg:x="10.495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tandard-title" draw:layer="backgroundobjects" svg:width="13.617cm" svg:height="10.214cm" svg:x="2.451cm" svg:y="2.041cm" presentation:class="page"/>
        <draw:frame presentation:style-name="Standard-notes" draw:layer="backgroundobjects" svg:width="13.591cm" svg:height="12.251cm" svg:x="2.464cm" svg:y="12.934cm" presentation:class="notes" presentation:placeholder="true">
          <draw:text-box/>
        </draw:frame>
        <draw:frame presentation:style-name="Mpr4" draw:text-style-name="MP7" draw:layer="backgroundobjects" svg:width="8.026cm" svg:height="1.36cm" svg:x="0cm" svg:y="25.865cm" presentation:class="footer">
          <draw:text-box>
            <text:p text:style-name="MP6"><text:span text:style-name="MT2"><presentation:footer/></text:span></text:p>
          </draw:text-box>
        </draw:frame>
        <draw:frame presentation:style-name="Mpr4" draw:text-style-name="MP9" draw:layer="backgroundobjects" svg:width="8.026cm" svg:height="1.36cm" svg:x="10.495cm" svg:y="25.865cm" presentation:class="page-number">
          <draw:text-box>
            <text:p text:style-name="MP8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PowerPoint-Präsentation</dc:title>
    <meta:initial-creator> jh</meta:initial-creator>
    <meta:creation-date>2002-04-01T22:02:38</meta:creation-date>
    <dc:date>2021-01-21T13:37:27.286550816</dc:date>
    <meta:editing-cycles>279</meta:editing-cycles>
    <meta:editing-duration>PT18H49M</meta:editing-duration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